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ras reunirnos un par de veces para resolver un par de dudas que no merecian ni hacer el informe de la reunion, el dia 12 de Abril de 2019 nos reunimos de nuevo para ir planificando el final del TFG.<text:line-break/><text:line-break/>Para empezar Domingo aun no tiene solucionado el problema con el pop up para introducir los datos para el area pequeña aunque seguira investigando. Estuvimos comentando que si el area pequeña tambien se podria coger automaticamente sin pedirselo al usuario pero es inviable ya que hay muchas dimensiones de imagen , y muchas caracteristicas distintas que nos dificultan en gran medida esta posibilidad. <text:line-break/><text:line-break/>Mas tarde hablamos del metodo para redimensionar las coordenadas, ya que nos faltaba el cpx y el cpy (el pt de abajo a la izquierda del area pequeña en el area grande a escala real de la imagen) que se encuentra en pruebaguardarpillow5. Al final lo mas sencillo ha sido inicializar ambas variables como globales con valor 0, y crear un metodo que te las devuelva y llamarlo directamente desde el main, retornando esos valores. Con lo que lo que nos quedaria seria centrarnos la funcion redimensionar, que sera la que redimensione los pts que pulsas a los que realmente son en la imagen completa, y sacarlos como coordenadas en un fichero (por hacer).<text:line-break/><text:line-break/>Aparte comprobaremos el problema que tenemos con el area grande y el area pequeño, ya que las variables estan cogiendo el lado y no el area, y eso a la hora de calcular la estimacion y la varianza va a dar problemas, por tanto hay que resolverlo.<text:line-break/></text:p>
      <text:p text:style-name="Standard">Lo ultimo a programar seria la forma de calcular la varianza. Cosa de lo que ya habiamos hablado pero no profundamente. Lo que habra que hacer sera ir cogiendo cuadrados a la misma distancia uno del siguiente hasta que una determinada operación a realizar (estimacion/raiz(varianza)) de menos que un valor determinado (por ejemplo 10). Tengo fotos y he grabado la parte final de esta explicacion para que no quede nada sin entender. <text:line-break/><text:line-break/>Aun asi es complicado, ya que habra que ir añadiendo cuadrados (2,4,8, …) hasta conseguir el valor que queremos ya que la idea es sacar ese valor sin tener que mirar todos los cuadrados. Los cuadrados como he comentado tienen que estar a la misma distancia uno del siguiente (se valorarar en base a las coordenadas cpx,cpy de cada cuadrado), y puede ser en vertical, en horizontal o en diagonal, que es donde estaria el problema ya que tras discutirlo habria que sacar la distancia eurastica ya sea por vectores o de otra manera.<text:line-break/><text:line-break/>Los cuadrados como he dicho habra que añadirlos de 2 en 2 teniendo claro que no se salen de la imagen principal. <text:line-break/><text:line-break/>Por ultimo Domingo me comento que me iba a facilitar una plantilla y algo de documentacion para hacer la introduccion del TFG. Para ello me pidio mi correo electronico de gmail que aquí se lo dejo:<text:line-break/><text:line-break/><text:a xlink:type="simple" xlink:href="mailto:salazar912008@gmail.com" text:style-name="Internet_20_link" text:visited-style-name="Visited_20_Internet_20_Link">salazar912008@gmail.com</text:a><text:line-break/><text:line-break/>En principio nos volveremos a reunir el viernes 19 de Abril, donde ya con la plantilla Domingo me enseñara un tutorial para hacer el resto del informe. En teoria todo deberia estar acabado para el 13 de Mayo con la idea de presentar en Jun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 </meta:initial-creator>
    <meta:creation-date>2019-04-12T16:18:53.39</meta:creation-date>
    <meta:document-statistic meta:table-count="0" meta:image-count="0" meta:object-count="0" meta:page-count="1" meta:paragraph-count="2" meta:word-count="534" meta:character-count="3052"/>
    <dc:date>2019-04-12T16:52:29.25</dc:date>
    <dc:creator>o </dc:creator>
    <meta:editing-duration>PT2M34S</meta:editing-duration>
    <meta:editing-cycles>1</meta:editing-cycles>
    <meta:generator>OpenOffice/4.1.3$Win32 OpenOffice.org_project/413m1$Build-9783</meta:generator>
  </office:meta>
</office:document-meta>
</file>